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style:font-name="Times New Roman" fo:font-size="12pt" style:text-underline-style="none" style:font-size-asian="12pt" style:font-size-complex="12pt"/>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seznam_20_literatury">
      <style:text-properties style:font-name="Times New Roman" fo:font-size="10pt" style:font-size-asian="10pt" style:font-size-complex="10pt"/>
    </style:style>
    <style:style style:name="P13" style:family="paragraph" style:parent-style-name="seznam_20_literatury">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Footnot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5" style:family="paragraph" style:parent-style-name="Heading_20_3">
      <style:text-properties style:text-underline-style="none"/>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List_20_1">
      <style:text-properties style:text-underline-style="none" fo:font-weight="bold" style:font-weight-asian="bold" style:font-weight-complex="bold"/>
    </style:style>
    <style:style style:name="P22" style:family="paragraph" style:parent-style-name="Text_20_body" style:list-style-name="">
      <style:paragraph-properties fo:margin-left="0mm" fo:margin-right="0mm" fo:text-indent="0mm" style:auto-text-indent="false"/>
    </style:style>
    <style:style style:name="P23" style:family="paragraph" style:parent-style-name="Text_20_body" style:list-style-name="L1"/>
    <style:style style:name="P24" style:family="paragraph" style:parent-style-name="Text_20_body" style:list-style-name="L1">
      <style:text-properties fo:font-style="normal" style:text-underline-style="none" style:font-style-asian="normal" style:font-style-complex="normal"/>
    </style:style>
    <style:style style:name="P25" style:family="paragraph" style:parent-style-name="Heading_20_4">
      <style:text-properties style:text-underline-styl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italic" fo:font-weight="normal"/>
    </style:style>
    <style:style style:name="T20" style:family="text">
      <style:text-properties style:use-window-font-color="true" style:font-name="Times New Roman"/>
    </style:style>
    <style:style style:name="T21" style:family="text">
      <style:text-properties style:use-window-font-color="true" style:font-name="Times New Roman" fo:font-weight="normal" style:font-weight-asian="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style:font-name="Times New Roman" fo:font-size="10pt" style:font-size-asian="10pt" style:font-size-complex="10pt"/>
    </style:style>
    <style:style style:name="T25" style:family="text">
      <style:text-properties style:font-name="Times New Roman" fo:font-size="12pt" style:text-underline-style="none" style:font-size-asian="12pt" style:font-size-complex="12pt"/>
    </style:style>
    <style:style style:name="T26" style:family="text">
      <style:text-properties style:font-name="Times New Roman" fo:font-size="12pt" style:text-underline-style="none" fo:font-weight="bold" style:font-size-asian="12pt" style:font-weight-asian="bold" style:font-size-complex="12pt" style:font-weight-complex="bold"/>
    </style:style>
    <style:style style:name="T27" style:family="text">
      <style:text-properties style:font-name="Times New Roman"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Úvod</text:h>
      <text:p text:style-name="Text_20_body">V dnešní době je internet jedním z hlavních zdrojů informací. Každým dnem vzniká velké množství nových elektronických dokumentů. Takové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6">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6">Jedním ze základních problému je samotné uchovávání datového archivu. Každým rokem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6">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6">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6">Ve své práci se pokusím nalézt nástroje, které by samotnou migraci umožnily.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6"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Projekt vznikl roku 2000 v rámci projektu Registrace, ochrana a zpřístupnění domácích elektronických zdrojů v síti Internet. Jeho cílem je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324165162"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 akademické práce</text:p>
        </text:list-item>
      </text:list>
      <text:h text:style-name="P17" text:outline-level="2">2.2 Vývoj projektu</text:h>
      <text:p text:style-name="Text_20_body">Pokusím se předvést cíle a vývoj projektu v průběhu jeho řešení. V počátcích projektu bylo nejprve potřeba stanovit základní parametry projektu a dlouhodobé cíle. V průběhu řešení pak docházelo hlavně k formulaci nových cílů, výzkumu nových technologií a vznikla i potřeba pro adaptování se na nové trendy a technologi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důležité připravit podmínky, které by umožnili samotné zpracovávání české národní bibliografie a zajistit její dlouhodobé ukládání. Následně bylo potřeba vyřešit organizační otázky týkající se získávání nových dokumentů.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v rámci jiných projektů a institucí, protože čerpání zkušeností od jiných řešitelů podobných projektů je výhodné a může ušetřit spoustu práce do budoucna.</text:p>
      <text:p text:style-name="Text_20_body">Začalo samotné shromažďování internetových zdrojů. Zásadní byla otázka archivace sklizených dat, řešitelé potřebovali, pro dlouhodobou archivaci a práci s daty, zvolit vhodný formát uchovávání metadat stažených souborů. Zvolili Dublin Core Metadata Element Set<text:note text:id="ftn1" text:note-class="footnote"><text:note-citation>1</text:note-citation><text:note-body><text:p text:style-name="Footnote">Více informací o Dublin Core Metadata Element Set dostupné online na adrese &lt;http://dublincore.org/documents/dces/&gt;.</text:p></text:note-body></text:note>, který byl lokalizován pro české zdroje. P<text:span text:style-name="T1">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Činnost řešitelů byla především zaměřena na vývoj používaného softwaru. Za cíl měli <text:soft-page-break/>vytvoření vyhledávací struktury a tím zpřístupnění zálohovaných webových zdrojů. Řešitelé neustále mapovali situaci v legislativě týkající se archivace zdrojů a v souvislosti tím došlo k vytvoření vzorových smluv s majiteli webových zdrojů. Pro nedostatek pracovních a finančních kapacit se odstoupilo od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lt;http://www.loc.gov/marc/unimarctomarc21.html&gt;.</text:p></text:note-body></text:note> [6].</text:p>
      <text:h text:style-name="Heading_20_3" text:outline-level="3">2.2.4 Rok 2003</text:h>
      <text:p text:style-name="P2">Zpráva pro tento rok není zpracována, jelikož na ní řešitelé doposud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s názvem<text:span text:style-name="T8"> Budování vzájemně kompatibilních 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 Bylo potřeba monitorovat vývoj technologií – zejména standardů pro metadata a formáty. Byly budovány tématické brány a konspekt. WebArchiv užíval nástroje jako NEDLIB, Heritrix. <text:span text:style-name="T7">[7]</text:span></text:p>
      <text:h text:style-name="Heading_20_3" text:outline-level="3">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lt;http://www.webarchiv.cz/culture-2000/&gt;.</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text:soft-page-break/>2.2.8 Rok 2007</text:h>
      <text:p text:style-name="Text_20_body">Řešitelské upravili webové stránky projektu. Důraz byl kladen hlavně na uživatelskou přívětivost. Z webu je od té doby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lt;http://www.archive.org/&gt;.</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a archivace českého webu mimo národní doménu, kterou zpracoval Ivan Vlček. [27] </text:span></text:span>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také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text:soft-page-break/>2.2.10 Rok 2009</text:h>
      <text:p text:style-name="Text_20_body">Řešitelé měli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Devět výběrových sklizní,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2.2.11 Rok 2010</text:h>
      <text:p text:style-name="Text_20_body">Pokračovalo spravování serverů a diskového pole v ÚVT MU a Centrálním depozitáři NK v Hostivaři. Byly Doinstalovány dva nové VMWARE servery. Pokračovalo pravidelné zálohováni archivu. Probíhala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devět výběrových sklizní.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saní této bakalářské práce nebyla zpráva dostupná.</text:p>
      <text:h text:style-name="P17"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 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22" text:outline-level="2"/>
      <text:h text:style-name="P17" text:outline-level="2">2.4 Další informace o projektu</text:h>
      <text:p text:style-name="Text_20_body">Zde nabízím přehled dalších důležitých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lt;http://creativecommons.org/&gt;.</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lt;http://www.creativecommons.cz/&gt;.</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lt;http://www.webarchiv.cz/cc2&gt;.</text:p></text:note-body></text:note> jak může majitel webového zdroje přidat svůj web pod licenci Creative Commons a samozřejmě podporuje informovanost o licenci Creative Commons.</text:p>
      <text:h text:style-name="Heading_20_3" text:outline-level="3">2.4.2 Partneři projektu</text:h>
      <text:p text:style-name="P5">Hlavní partneři projektu WebArchiv jsou: [20]</text:p>
      <text:list xml:id="list1865234786" text:continue-numbering="true" text:style-name="List_20_1">
        <text:list-item>
          <text:p text:style-name="P18"><text:span text:style-name="T23">Moravská zemská knihovna</text:span><text:note text:id="ftn10" text:note-class="footnote"><text:note-citation>10</text:note-citation><text:note-body><text:p text:style-name="Footnote">Bližší informace o Moravské zemské knihovně dostupné online na adrese &lt;http://www.mzk.cz&gt;.</text:p></text:note-body></text:note> – provádí výzkum, má za úkol zveřejňovat výsledky výzkumu a publikuje informaci o projektu. Jejím zřizovatelem je Ministerstvo kultury ČR.</text:p>
        </text:list-item>
        <text:list-item>
          <text:p text:style-name="P18"><text:span text:style-name="T23">UVT Masarykovy univerzity</text:span><text:note text:id="ftn11" text:note-class="footnote"><text:note-citation>11</text:note-citation><text:note-body><text:p text:style-name="Footnote">Bližší informace o UVT Masarykovy univerzity dostupné online na adrese &lt;http://www.muni.cz/ics&gt;.</text:p></text:note-body></text:note> – zabývá se výzkumem v oboru digitálních knihoven, zpracování a uchování multimédií. </text:p>
        </text:list-item>
        <text:list-item>
          <text:p text:style-name="P18"><text:soft-page-break/><text:span text:style-name="T23">CZ.NIC</text:span><text:note text:id="ftn12" text:note-class="footnote"><text:note-citation>12</text:note-citation><text:note-body><text:p text:style-name="Footnote">Bližší informace o organizaci <text:span text:style-name="T7">CZ.NIC</text:span> dostupné online <text:s/>na adrese &lt;http://www.nic.cz/&gt;.</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lt;http://www.webarchiv.cz/partneri&gt;.</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lt;http://www.archive.org/projects/&gt;.</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text:soft-page-break/>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21">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lt;http://netpreserve.org/about/index.php&gt;.</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lt;http://www.ndk.cz/&gt;.</text:p></text:note-body></text:note>, která projekt řeší a samozřejmě na stránkách WebArchivu. K nalezení jsou tiskové zprávy,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7" text:note-class="footnote"><text:note-citation>17</text:note-citation><text:note-body><text:p text:style-name="Footnote">Webové stránky Elektronického časopisu o informační společnosti Ikaros dostupný online na adrese &lt;http://www.ikaros.cz/&gt;.</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oft-page-break/><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text:soft-page-break/>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8" text:note-class="footnote"><text:note-citation>18</text:note-citation><text:note-body><text:p text:style-name="Footnote">Přehled tematických sbírek WebArchivu dostupný online na adrese &lt;http://www.webarchiv.cz/tematicke_sbirky/&gt;.</text:p></text:note-body></text:note>. Jedná se například o sbírku na téma: Výročí obsazení Československa 1968, České předsednictví EU, Prezidentské volby 2008.</text:p>
      <text:h text:style-name="P17" text:outline-level="2">2.5 Starší práce na téma WebArchiv</text:h>
      <text:p text:style-name="Text_20_body">V této kapitole se zaměřím na diplomové a bakalářské práce, které se týkají WebArchivu. Pokusím se ukázat jejich přínos a význam.</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a právním rámcem archivace webových zdrojů.</text:p>
      <text:p text:style-name="Text_20_body">Dále analyzuje používané nástroje. Konkrétně nástroj Heritrix, WayBack a AutoContractMarker. Následně analyzuje WA Admin. Výsledkem analýzy je popis nedostatků. Autor má zejména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tedy vytvořit vlastní nástroj. Tomu předchází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bylo vytvořit nástroj, který identifikuje webové zdroje v archivu, jenž podle zákona není možné uchovávat. Autor ve své práci provede návrh nástroje a také ho implementuje. ImpEval je implementovaný v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 programovacím jazyce Java a jejím výstupem byl nástroj WebAnalyzer, který v současné chvíli WebArchiv využívá jako </text:span></text:span><text:soft-page-break/><text:span text:style-name="Strong_20_Emphasis"><text:span text:style-name="T7">zásuvný modul nástroje Heritrix. Na začátku své práce autor provádí analýzu používaných nástrojů, se kterými bude muset WebAnalyzer spolupracovat. Zbytek práce je věnován analýze a návrhu WebAnalyzeru. Řešitel musel navrhnout aplikaci, i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 OAI-PMH protokol<text:note text:id="ftn19" text:note-class="footnote"><text:note-citation>19</text:note-citation><text:note-body><text:p text:style-name="Footnote">Webové stránky protokolu OAI-PMH dostupné online na adrese &lt;http://www.openarchives.org/OAI/openarchivesprotocol.html&gt;.</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v ní přehled vývoje popisu elektronických online zdrojů v Čechách i v zahraničí v 90. letech 20. století. Důraz klade na projekty, které vývoj popisu umožnili či formovaly. Věnuje se standardu MARC 21. Analyzuje katalogizační praxi v Národní knihovně ČR a v projektu WebArchiv. Hlavní část práce tvoří podrobná analýza příkladů popisu elektronických zdrojů. 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oft-page-break/><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7" text:outline-level="2">2.6 Nástroje související s projektem WebArchiv</text:h>
      <text:p text:style-name="Text_20_body">V této kapitolo představuji základní nástroje, které jsou používané v rámci WebArchivu.</text:p>
      <text:h text:style-name="Heading_20_3" text:outline-level="3">2.6.1 APACHE TOMCAT</text:h>
      <text:p text:style-name="Text_20_body">Apache Tomcat<text:note text:id="ftn20" text:note-class="footnote"><text:note-citation>20</text:note-citation><text:note-body><text:p text:style-name="Footnote">Webové stránky projektu Apache Tomcat dostupné online na adrese &lt;http://tomcat.apache.org/&gt;.</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22"> vyvíjí</text:span><text:span text:style-name="T15"> National and University Library of Iceland a je volně dostupný</text:span><text:span text:style-name="T15"><text:note text:id="ftn21" text:note-class="footnote"><text:note-citation>21</text:note-citation><text:note-body><text:p text:style-name="Footnote">Webové stránky nástroje DeDuplicator dostupné online na adrese &lt;http://deduplicator.sourceforge.net/&g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2" text:note-class="footnote"><text:note-citation>22</text:note-citation><text:note-body><text:p text:style-name="Footnote">Nástroj Generátor URN dostupný onlina na adrese &lt;http://www.webarchiv.cz/generator/dc_generator.php&gt;.</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3" text:note-class="footnote"><text:note-citation>23</text:note-citation><text:note-body><text:p text:style-name="Footnote">Webové stránky projektu Heritrix dostupné online na adrese &lt;http://crawler.archive.org/&gt;.</text:p></text:note-body></text:note>. Je to jeden z nejpoužívanějších crawlerů.</text:p>
      <text:p text:style-name="Text_20_body">Po spuštění nástroj prohledává určitou webovou adresu a stahuje dokumenty, které na ní <text:soft-page-break/>nalezne. Vše ukládá do formátu arc (a nově i do formátu warc) a následně komprimuje nástrojem GZip<text:note text:id="ftn24" text:note-class="footnote"><text:note-citation>24</text:note-citation><text:note-body><text:p text:style-name="Footnote">Podrobné informace o formátu Gzip dostupné online na adrese &lt;http://www.gzip.org/zlib/rfc-gzip.html&gt;.</text:p></text:note-body></text:note>. WebArchiv preferuje soubory s velikostí 100 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Nástroj používá WebArchiv pro fulltextové vyhledávání ve svém archivu. Je napojen na nástroj WayBack, který nenabízí možnost fulltextového vyhledávání v archivu. Nástroj byl v projektu WebArchiv používán v kombinaci s nástroji WERA a ARCRetriever. <text:span text:style-name="T13">NutchWAX je součást projektu</text:span><text:span text:style-name="T13"><text:note text:id="ftn25" text:note-class="footnote"><text:note-citation>25</text:note-citation><text:note-body><text:p text:style-name="Footnote">Webové stránky projektu NutchWAX dostupné online na adrese &lt;http://archive-access.sourceforge.net/projects/nutch/&gt;.</text:p></text:note-body></text:note></text:span><text:span text:style-name="T13"> Nutch, který zahrnuje nástroje pro archivaci a vyhledávání webových zdrojů včetně práce s arc soubory. Nutch nabízí komplexní řešení archivace webových zdrojů.</text:span></text:p>
      <text:h text:style-name="Heading_20_3" text:outline-level="3">2.6.8 WA ADMIN</text:h>
      <text:p text:style-name="P4"><text:span text:style-name="T20">V roce 2009 realizoval Adam Brokeš WA Admin v2 v rámci své bakalářské práce s názvem Systém pro správu procesu archivace webových informačních zdrojů</text:span><text:span text:style-name="T20">.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text:soft-page-break/>v běžném provozu. Je volně dostupný<text:note text:id="ftn26" text:note-class="footnote"><text:note-citation>26</text:note-citation><text:note-body><text:p text:style-name="Footnote">Webové stránky projektu Waybak dostupné online na adrese &lt;http://archive-access.sourceforge.net/projects/wayback/&gt;.</text:p></text:note-body></text:note> na internetu. <text:s/>Používal jsem ho pro prohlížení mnou stažených webových zdrojů pomocí virtuálního serveru Apache Tomcat. Pro vyhledávání v archivu je potřeba vytvořit CDX index<text:note text:id="ftn27" text:note-class="footnote"><text:note-citation>27</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2.6.12 Web Curator Tool</text:h>
      <text:p text:style-name="P4"><text:span text:style-name="T20">Nástroj vyvinutý</text:span><text:span text:style-name="T20"><text:note text:id="ftn28" text:note-class="footnote"><text:note-citation>28</text:note-citation><text:note-body><text:p text:style-name="Footnote">Webové stránky projektu Web Curator Tool dostupné online na adrese &lt;http://webcurator.sourceforge.net/&gt;.</text:p></text:note-body></text:note></text:span><text:span text:style-name="T20">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6"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29" text:note-class="footnote"><text:note-citation>29</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7"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 další.</text:p>
      <text:p text:style-name="Text_20_body">Názve souboru uvnitř archivu odpovídal MD5<text:span text:style-name="T2"><text:note text:id="ftn30" text:note-class="footnote"><text:note-citation>30</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adrese &lt;http://www.ietf.org/rfc/rfc1321.txt&gt;.</text:span></text:p></text:note-body></text:note></text:span> součtu příslušného souboru. Vyhledávání požadovaného souboru v archivu se realizovalo pomocí indexu s MD5 názvy souboru.</text:p>
      <text:h text:style-name="Heading_20_3" text:outline-level="3">3.2.2 Výhody nedlib pro WebArchiv</text:h>
      <text:list xml:id="list130662122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 pro WebArchiv</text:h>
      <text:list xml:id="list619014473"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7"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 V současné době WebArchiv při sklízen webových zdrojů, pomocí nástroje Heritrix, používá právě arc soubory komprimované do formátu GZip. Tuto komprimaci zajišťuje přímo nástroj Heritrix. Archivy mají typicky velikost 100 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1" text:note-class="footnote"><text:note-citation>31</text:note-citation><text:note-body><text:p text:style-name="Footnote">Webové stránky IA Webteam JIRA dostupné online na adrese &lt;https://webarchive.jira.com/&gt;.</text:p></text:note-body></text:note>. [32] Pro další informace viz též přílohy A, B, C, D, E a G.</text:p>
      <text:h text:style-name="Heading_20_3" text:outline-level="3">3.3.2 Výhody arc pro WebArchiv</text:h>
      <text:list xml:id="list1511951240"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 pro WebArchiv</text:h>
      <text:list xml:id="list1263394018"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 MB archivech jde o velk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text:soft-page-break/>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7" text:outline-level="2">3.4 Formát warc</text:h>
      <text:h text:style-name="Heading_20_3" text:outline-level="3">3.4.1 Úvod</text:h>
      <text:p text:style-name="Text_20_body">Přestože je formát warc již popsán jako ISO standard 28500:2009<text:note text:id="ftn32" text:note-class="footnote"><text:note-citation>32</text:note-citation><text:note-body><text:p text:style-name="Footnote">ISO standard za poplatek dostupný online na adrese &lt;http://www.iso.org/iso/iso_catalogue/catalogue_tc/catalogue_detail.htm?csnumber=44717&gt;.</text:p></text:note-body></text:note>, je ve většině <text:span text:style-name="T7">projektů jeho použití zatím pouze testováno. Před tím, než se jeho použití realizuje je potřeba podrobná analýza. Přesto tento formát již některé standardizované nástroje podporují. Například crawler Heritrix již umožňuje ukládání dat v tomto formátu.</text:span></text:p>
      <text:p text:style-name="Text_20_body">Použití formátu warc se v rámci projektu WebArchiv prozatím jen plánuje. Před tím, než bude nasazen, je potřeba provést spoustu dílčích kroků. Je to proto, že formát je prozatím ještě nový a prozatím nebyly všechny testy provedeny. Při práci s velkými depozitáři dat je důležité každý krok, který bude zavádět systémovou změnu předem zvážit. Svou roli v tom, že se o zavedení formátu uvažuje, je již výše zmíněná skutečnost: každá organizace zabývající se archivací webových zdrojů, používá jiné nástroje a postupy. Proto každá jednotlivě řeší rozdílné problémy s implementací nástrojů a jejich používáním.</text:p>
      <text:p text:style-name="Text_20_body">V následujících kapitolách předvedu základní vlastnosti formátu warc a ukážu jeho výhody a nevýhody. N<text:span text:style-name="T1">evýhod související se zavedením formátu warc, neznamení, že by se mělo opustit od přechodu na tento formát. Nevýhody spíše představují problémy, které doposud nebyly vyřešeny nebo se vůbec neřešily. Před tím, než se přistoupí k zavedení tohoto formátu, je potřeba se se všemi vyrovnat.</text:span></text:p>
      <text:p text:style-name="P2">V přílohách I, J a K nabízím vzorové soubory typu warc, vydané k definici standardu. Dále v přílohách L, M a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3" text:note-class="footnote"><text:note-citation>33</text:note-citation><text:note-body><text:p text:style-name="Footnote">Nejedná se o současný oficiální standard, ale o poslední dostupnou specifikaci z roku 2009.</text:p></text:note-body></text:note>.</text:p>
      <text:h text:style-name="P15" text:outline-level="3">3.4.2 Popis standardu warc</text:h>
      <text:p text:style-name="P2">Motivací pro definici standardu warc jsou tyto nároky na archivační formát: [34]</text:p>
      <text:list xml:id="list2099172907" text:continue-numbering="true" text:style-name="List_20_1">
        <text:list-item>
          <text:p text:style-name="P19">Zpracovat všechny typy obsahů a kontrolních informací protokolů internetové aplikační vrstvy (jako HTTP, DNS, FTP).</text:p>
        </text:list-item>
        <text:list-item>
          <text:p text:style-name="P19">Zpracovat libovolná metadata související s jinými uložených daty.</text:p>
        </text:list-item>
        <text:list-item>
          <text:p text:style-name="P19"><text:soft-page-break/>Podporovat kompresi a integritu dat.</text:p>
        </text:list-item>
        <text:list-item>
          <text:p text:style-name="P19">Ukládat všechny řídicí informace z týkající se těžby dat.</text:p>
        </text:list-item>
        <text:list-item>
          <text:p text:style-name="P19">Ukládat výsledky datových transformací spojených s jinými uloženými daty. </text:p>
        </text:list-item>
        <text:list-item>
          <text:p text:style-name="P19">Detekovat duplicitní uložení dat. Pomocí tohle lze odstranit zbytečná duplicitní data.</text:p>
        </text:list-item>
        <text:list-item>
          <text:p text:style-name="P19">Umožnit rozšiřitelnost bez toho, aby to ovlivnilo existující soubory a funkcionalitu</text:p>
        </text:list-item>
        <text:list-item>
          <text:p text:style-name="P19">Podporovat manipulaci a segmentaci s uloženými zdroji.</text:p>
        </text:list-item>
      </text:list>
      <text:p text:style-name="P2">Soubor formátu warc tvoří jednoduché zřetězení jednoho nebo více záznamů typu warc. První záznam obvykle popisuje následující záznamy. Obecně platí, že obsah záznamu je buď záznam pokusu o vyhledává webového zdroje nese informace archivovaném obsahu. </text:p>
      <text:p text:style-name="Text_20_body"><text:span text:style-name="T1">Warc záznamy se skládají z hlavičky, kterou následuje blok s obsahem. Hlacička se skládá z prvního řádku, který definuje, že záznam je typu warc, dále verze souboru, a flexibilní množství řádků oddělených symbolem CRLF, poté následuje již zmíněný blok obsahu. Záznam splňuj</text:span><text:span text:style-name="T25">e BNF</text:span><text:span text:style-name="T25"><text:note text:id="ftn34" text:note-class="footnote"><text:note-citation>34</text:note-citation><text:note-body><text:p text:style-name="P14">Backusova-Naurova forma je jedno z možných vyjádření bezkontextové gramatiky.</text:p></text:note-body></text:note></text:span><text:span text:style-name="T25">, ukázka k nalezení v příloze AM. </text:span></text:p>
      <text:p text:style-name="P8">Seznam definovaných polí, která se mohou v záznamu zobrazovat lze nalézt v příloze AN. Samozřejmě některá z polí jsou povinně v každém záznamu, jako například WARC-Record-ID , Content-Length , WARC-Type . Jiné jsou nepovinné: Content-Type , WARC-Block-Digest , WARC-Payload-Digest . Každé z polí má samozřejmě stanovená pravidla, která určují jejich možný obsah. [34]</text:p>
      <text:p text:style-name="P8">Warc záznamy jsouo několika různých typů, podle toho k čemu záznam slouží: [34]</text:p>
      <text:list xml:id="list1249075319" text:continue-numbering="true" text:style-name="List_20_1">
        <text:list-item>
          <text:p text:style-name="List_20_1"><text:span text:style-name="T26">Warcinfo</text:span><text:span text:style-name="T25"> popisuje warc soubory, které ho následují</text:span><text:span text:style-name="T27">. Příklad v příloze K.</text:span></text:p>
        </text:list-item>
        <text:list-item>
          <text:p text:style-name="List_20_1"><text:span text:style-name="T26">Response</text:span><text:span text:style-name="T25"> nese odpověď na určitý dotaz, po webovém zdroji.</text:span></text:p>
        </text:list-item>
        <text:list-item>
          <text:p text:style-name="List_20_1"><text:span text:style-name="T26">Resource</text:span><text:span text:style-name="T25"> je určitý stažený zdroj.</text:span></text:p>
        </text:list-item>
        <text:list-item>
          <text:p text:style-name="List_20_1"><text:span text:style-name="T26">Request </text:span><text:span text:style-name="T25">je žádost o určitý webový zdroj.</text:span><text:span text:style-name="T27"> Příklad v příloze J.</text:span></text:p>
        </text:list-item>
        <text:list-item>
          <text:p text:style-name="List_20_1"><text:span text:style-name="T26">Metadata</text:span><text:span text:style-name="T27"> nese metadata sklizeným zdrojům. Příklad v příloze I.</text:span></text:p>
        </text:list-item>
        <text:list-item>
          <text:p text:style-name="List_20_1"><text:span text:style-name="T26">Revisit</text:span><text:span text:style-name="T27"> nese instrukce pro znovuprohlédnutí zdroje.</text:span></text:p>
        </text:list-item>
        <text:list-item>
          <text:p text:style-name="List_20_1"><text:span text:style-name="T26">Conversion</text:span><text:span text:style-name="T27"> je záznam, který obsahuje alternativní verzi uloženého záznamu.</text:span></text:p>
        </text:list-item>
        <text:list-item>
          <text:p text:style-name="List_20_1"><text:soft-page-break/><text:span text:style-name="T26">Continuation</text:span><text:span text:style-name="T27"> je pokračování jiného záznama. Příklad v příloze AO.</text:span></text:p>
        </text:list-item>
      </text:list>
      <text:p text:style-name="P2">Záznam typu Continuation tedy umožňuje segmentaci warc souborů. Pokud by nějaký warc soubor měl překročit stanovenou maximální velikost, je možné ho rozdělit do více souborů. Informaci o segmentaci nese pole WARC-Segment- Number , ale k řízení a zajištění segmentace slouží i další pole. [34]</text:p>
      <text:p text:style-name="P2">Standard dále doporučuje, jak nakládat s archivy typu warc: [34]</text:p>
      <text:list xml:id="list156055180" text:continue-numbering="true" text:style-name="List_20_1">
        <text:list-item>
          <text:p text:style-name="P19">Nedefinuje žádnou vnitřní kompresi, ale doporučený je nástroj Gzip.</text:p>
        </text:list-item>
        <text:list-item>
          <text:p text:style-name="P19">Doporučená velikost je 1 GB.</text:p>
        </text:list-item>
        <text:list-item>
          <text:p text:style-name="P19">Doporučený název má tvar: Prefix-Timestamp-Serial-Crawlhost.warc.gz </text:p>
        </text:list-item>
      </text:list>
      <text:h text:style-name="Heading_20_3" text:outline-level="3">3.4.3 Výhody warc pro WebArchiv</text:h>
      <text:list xml:id="list1203957499"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5]</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8">Na rozdíl od arc formátu je možné ukládat více druhů kontrolních součtů pro archivované soubory. To se dá jednoduše realizovat pomocí škálovatelných polí </text:span><text:soft-page-break/><text:span text:style-name="T8">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lt;http://tools.ietf.org/html/rfc3174&gt;.</text:p></text:note-body></text:note></text:span><text:span text:style-name="T8"> hashovací funkcí pro jednoznačné určení stažených dokumentů.</text:span></text:p>
        </text:list-item>
      </text:list>
      <text:h text:style-name="Heading_20_3" text:outline-level="3">3.4.4 Nevýhody warc pro WebArchiv</text:h>
      <text:list xml:id="list1097563656"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3]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3.4.5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6 Deduplikace souborů</text:h>
      <text:p text:style-name="Text_20_body"/>
      <text:p text:style-name="Text_20_body">Nevím, kde o tom najít info!!!!§</text:p>
      <text:p text:style-name="Text_20_body">Podle všeho to není záležitost WARCU, ale záležitost HERITRIXU!</text:p>
      <text:h text:style-name="P16"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5]</text:p>
      <text:h text:style-name="P17" text:outline-level="2">4.2 Použité nástroje</text:h>
      <text:p text:style-name="Text_20_body">Kromě samotných nástrojů pro migrci arc archivů jsem používal i jiné nástroje, zde podávám jejich přehled.</text:p>
      <text:h text:style-name="P15"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text:s/>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lt;http://sourceforge.net/projects/jhove/&gt;.</text:p></text:note-body></text:note>.</text:p>
      <text:h text:style-name="P15" text:outline-level="3">4.2.2 JHOVE2</text:h>
      <text:h text:style-name="P25" text:outline-level="4">4.2.2.1 Úvod</text:h>
      <text:p text:style-name="Text_20_body"><text:span text:style-name="T1">Program je novější verzí již zmíněného programu JHOVE. Slouží k validaci </text:span><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lt;https://bitbucket.org/jhove2/main/descendants&gt;.</text:p></text:note-body></text:note></text:span><text:span text:style-name="T1"> – v rámci distribuovaného verzovacího systému Mercurial na serveru www.bitbucket.com. Je vyvíjen JHOVE2 </text:span><text:span text:style-name="T1">Project </text:span><text:soft-page-break/><text:span text:style-name="T1">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gt;.</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gt;.</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5" text:outline-level="4">4.2.2.2 Podrobnější informace<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span text:style-name="T2"><text:note text:id="ftn0" text:note-class="footnote"><text:note-citation>42</text:note-citation><text:note-body><text:p text:style-name="Footnote">Webová stránka <text:span text:style-name="T2">The OpenSP SGML parser</text:span> projektu dostupná online na adrese <text:a xlink:type="simple" xlink:href="http://search.cpan.org/dist/SGML-Parser-OpenSP/">http://search.cpan.org/dist/SGML-Parser-OpenSP/</text:a></text:p></text:note-body></text:note></text:span><text:span text:style-name="T2">.</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about that source unit that is indicative of its significant nature and useful for purposes of classification, analysis, and use.</text:span><text:span text:style-name="T2">“ [36]</text:span></text:p>
      <text:p text:style-name="P3">Charakterizace se skládá ze čtyř procedur:</text:p>
      <text:list xml:id="list1316814359" text:continue-numbering="true" text:style-name="List_20_1">
        <text:list-item>
          <text:p text:style-name="P18"><text:span text:style-name="T3">Identifikace</text:span><text:span text:style-name="T1"> – určení formátu objektu.</text:span></text:p>
        </text:list-item>
        <text:list-item>
          <text:p text:style-name="P21"><text:soft-page-break/>Feature extraction (extrakce rysů)<text:span text:style-name="T7"> – určení charakteristických rysů objektu.</text:span></text:p>
        </text:list-item>
        <text:list-item>
          <text:p text:style-name="P18"><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7">Mezi další přednosti programu patří <text:span text:style-name="T7">[36]:</text:span></text:p>
      <text:list xml:id="list1381591729" text:style-name="L1">
        <text:list-item>
          <text:p text:style-name="P24">Modulární architektura a práce s plug-iny</text:p>
        </text:list-item>
        <text:list-item>
          <text:p text:style-name="P24">Jednoduché API a design základních modulů</text:p>
        </text:list-item>
        <text:list-item>
          <text:p text:style-name="P24">Bufferovaní I/O operací</text:p>
        </text:list-item>
        <text:list-item>
          <text:p text:style-name="P24">Internacionalizovaný výstup: podporuje více formátů – JSON, XML, text.</text:p>
        </text:list-item>
        <text:list-item>
          <text:p text:style-name="P24">Široká možnost konfigurace nástroje</text:p>
        </text:list-item>
        <text:list-item>
          <text:p text:style-name="P24">Kompletní dokumentace nástroje</text:p>
        </text:list-item>
        <text:list-item>
          <text:p text:style-name="P23"><text:span text:style-name="T9">Široká škála rozpoznatelných objektů</text:span><text:span text:style-name="T10"><text:note text:id="ftn42" text:note-class="footnote"><text:note-citation>43</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pan text:style-name="T9">Hlavní předností nástroje je samozřejmě široká škála typů souborů, které dokáže identifikovat a valido</text:span><text:span text:style-name="T10">vat. Identifikovat dokáže JHOVE2 všechny objekty obsažené v databázi PRONOM</text:span><text:span text:style-name="T10"><text:note text:id="ftn43" text:note-class="footnote"><text:note-citation>44</text:note-citation><text:note-body><text:p text:style-name="Footnote">Organizace zabývající se problematikou souborových formátů a softwarových produků s nimi souvisejících. Webové stránky databáze PRONOM dostupné online na adrese &lt;http://www.nationalarchives.gov.uk/PRONOM&gt;.</text:p></text:note-body></text:note></text:span><text:span text:style-name="T10">, respektive objekty, které definují DROID signature files</text:span><text:span text:style-name="T10"><text:note text:id="ftn44" text:note-class="footnote"><text:note-citation>45</text:note-citation><text:note-body><text:p text:style-name="Footnote">DROID (Digital Record Object Identificatio), je nástroj pro automatickou identifikaci formátu soubo<text:span text:style-name="T24">rů</text:span><text:span text:style-name="T16">. Webové stránky nástroje DROID dostupné online na adrese &lt;http://droid.sourceforge.net/&g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text:span><text:span text:style-name="T8">webových zdrojů. Je podporován a užíván velkým množstvím organizací a dá se říci, že patří </text:span><text:soft-page-break/><text:span text:style-name="T8">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text:note text:id="ftn56" text:note-class="footnote"><text:note-citation>46</text:note-citation><text:note-body><text:p text:style-name="Footnote">Webové stránky Java dostupné online na adrese <text:a xlink:type="simple" xlink:href="http://www.java.com/en/">http://www.java.com/en/</text:a></text:p></text:note-body></text:note> uvnitř Python skriptu a následně práci s Java aplikací. Nástroj je dostupný volně ke stažení na webových stránkách<text:note text:id="ftn45" text:note-class="footnote"><text:note-citation>47</text:note-citation><text:note-body><text:p text:style-name="Footnote">Webové stránky projektu Jpype dostupná online na adrese &lt;http://jpype.sourceforge.net/&gt;.</text:p></text:note-body></text:note> jeho vývojářů. Jeho využití bylo zásadní pro možnost testování převáděných ARC archivů. V příloze AI je archiv s nástrojem Jpype.</text:p>
      <text:h text:style-name="P17"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8</text:note-citation><text:note-body><text:p text:style-name="Footnote"><text:s/>Webové stránky projektu WARCTOOLS dostupná online na adrese &lt;http://code.google.com/p/warc-tools/&gt;.</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1841442982" text:continue-list="list1316814359"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není kompatibilní s ostatními testovanými nástroji.</text:p>
      <text:list xml:id="list520224281"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text:soft-page-break/>4.3.1.2 Další parametry</text:h>
      <text:list xml:id="list518218369" text:continue-numbering="true" text:style-name="List_20_1">
        <text:list-item>
          <text:p text:style-name="List_20_1">Výhodou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9</text:note-citation><text:note-body><text:p text:style-name="Footnote">Webové stránky projektu WARC-TOOLS / hanzo dostupné online na adrese &lt;http://code.hanzoarchives.com/warc-tools/wiki/Home&gt;.</text:p></text:note-body></text:note>.</text:p>
      <text:p text:style-name="Text_20_body">V příloze W je k nalezení dokumentace nástroje. Příloha X obsahuje výstup z nástroje WARCDUMP a příloha Y výstup z nástroje JHOVE2 pro daný warc soubor. <text:bookmark-start text:name="__DdeLink__2630_1898542784"/>Příloha AD obsahuje kompletní nástroj.<text:bookmark-end text:name="__DdeLink__2630_1898542784"/></text:p>
      <text:h text:style-name="Heading_20_4" text:outline-level="4">4.3.2.1 Kompatibilita s ostatními nástroji</text:h>
      <text:list xml:id="list1641926168" text:continue-numbering="true" text:style-name="List_20_1">
        <text:list-item>
          <text:p text:style-name="List_20_1">Nástroj WARCDUMP je kompatibilní s ostatními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4.3.2.2 Další parametry</text:h>
      <text:list xml:id="list155441846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text:soft-page-break/>Nástroj nemá dokončenou dokumentaci. V manuálu stojí, že vytváří „crappy“ warc soubory. Nástroj pro migraci je údajně převzat z nástroje WARCTOOLS. [37]</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50</text:note-citation><text:note-body><text:p text:style-name="Footnote">Webové stránky projektu WARC-TOOLS / kpk09 dostupné online na adrese https://bitbucket.org/kpk09/warc-tools/wiki/Home&gt;.</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5" text:outline-level="4">4.3.3 1 Kompatibilita s ostatními nástroji</text:h>
      <text:list xml:id="list1052061995" text:continue-numbering="true" text:style-name="List_20_1">
        <text:list-item>
          <text:p text:style-name="List_20_1">Nástroj WARCDUMP je kompatibilní s ostatními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4.3.3.2 Další parametry</text:h>
      <text:list xml:id="list1087517554"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38]</text:p>
        </text:list-item>
      </text:list>
      <text:h text:style-name="P17"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 Výstupy z nástroje WARCDUMP jsem porovnával pomocí nástroje diff<text:note text:id="ftn49" text:note-class="footnote"><text:note-citation>51</text:note-citation><text:note-body><text:p text:style-name="Footnote">Informace o nástroji diff dostupné online na adrese &lt;http://unixhelp.ed.ac.uk/CGI/man-cgi?diff&gt;.</text:p></text:note-body></text:note>. Výsledky byli až na názvy cest k archivům totožné. Testování samotných warc.gz souborů jsem prováděl pomocí nástroje zdiff<text:note text:id="ftn50" text:note-class="footnote"><text:note-citation>52</text:note-citation><text:note-body><text:p text:style-name="Footnote">Informace o nástroji zdiff dostupné online na adrese &lt;http://resin.csoft.net/cgi-bin/man.cgi?section=1&amp;topic=zdiff&gt;. </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1979216499" text:continue-numbering="true" text:style-name="List_20_1">
        <text:list-item>
          <text:p text:style-name="List_20_1">Změny ve WARCTOOLS / hanzo, které se neprojevily v druhém nástroji<text:note text:id="ftn51" text:note-class="footnote"><text:note-citation>53</text:note-citation><text:note-body><text:p text:style-name="Footnote">Náhled změn mezi porovnávanými nástroji dostupný online na adrese <text:a xlink:type="simple" xlink:href="https://bitbucket.org/kpk09/warc-tools/compare/hanzo/warc-tools">https://bitbucket.org/kpk09/warc-tools/compare/hanzo/warc-tools</text:a>&gt;. 11.4.2012 šlo o modifikaci ve 34 souborech.</text:p></text:note-body></text:note>. </text:p>
        </text:list-item>
        <text:list-item>
          <text:p text:style-name="List_20_1">Změny v WARCTOOLS /kpk09, které se neprojevily v druhém nástroji<text:note text:id="ftn52" text:note-class="footnote"><text:note-citation>54</text:note-citation><text:note-body><text:p text:style-name="Footnote">Náhled změn mezi porovnávanými nástroji dostupný online na adrese &lt;https://bitbucket.org/kpk09/warc-tools/compare/..hanzo/warc-tools&gt;. 11.4.2012 šlo o modifikaci ve 7 souborech.</text:p></text:note-body></text:note>.</text:p>
        </text:list-item>
      </text:list>
      <text:h text:style-name="P17" text:outline-level="2">4.5 Závěry z porovnávání nástrojů</text:h>
      <text:p text:style-name="Text_20_body">Na základě porovnání jednotlivých nástrojů, které rozvádím v předcházející kapitole, jsem po poradě se svým vedoucím, mgr. Václevem Roseckým, došel k závěru, že nejlepším nástrojem pro případný převod webového archivu bude nástroj WARCTOOLS / hanzo.</text:p>
      <text:p text:style-name="Text_20_body">Hlavní výhoda tohoto nástroje je to, že je neustále vyvíjen a za jeho vývojem stojí organizace Hanzo Archives.</text:p>
      <text:h text:style-name="P17" text:outline-level="2">4.6 Implementace úprav v migračních nástrojích</text:h>
      <text:h text:style-name="Heading_20_3" text:outline-level="3">4.6.1 Úvod</text:h>
      <text:p text:style-name="Text_20_body">Mým úkolem bylo najít způsob, jak při procesu migrace na warc archiv zjistit obsah původního archivu. To znamená, že jsem měl v průběhu migrace provést analýzu obsahu archivu. V průběhu převodu znamená taková analýza nejmenší režii, oproti dodatečnému provádění takové analýzy. Navíc by analýza mohla potencionálně ovlivnit samotný převod, jelikož by v případě nutnosti bylo možno změnit obsah převáděného archivu, před tím než bude uložen do warc archovu.</text:p>
      <text:p text:style-name="Text_20_body">Z toho důvodu jsem musel provést několik změn v programu JHOVE2 i nástroji WARCTOOLS, respektive jsem změnu provedl jen v nástroji W<text:bookmark-start text:name="__DdeLink__1627_1653336233"/>ARCTOOLS / hanzo<text:bookmark-end text:name="__DdeLink__1627_1653336233"/>. Změna v ostatních nástrojích WARCTOOLS by znamenala obdobné zásahy do zdrojového kódu, a pravděpodobně by vedla je stejným výsledkům, jak vyplývá z mého porovnání nástrojů.</text:p>
      <text:h text:style-name="Heading_20_3" text:outline-level="3">4.6.2 Úprava JHOVE2</text:h>
      <text:p text:style-name="P2">Program JHOVE2 je implementován v programovacím jazyce Java. Jelikož je napsán tak, aby ho bylo možné spouštět z příkazového řádku, musel jsem provést změny, který by mi umožnili spouštět jej přímo z těla programu WARCTOOLS. Bylo tedy nutno implementovat v rámci programu JHOVE2 další třídu.</text:p>
      <text:p text:style-name="P2">Moje nová třída je tedy spuštěna přímo z programu arc2warc.py<text:note text:id="ftn53" text:note-class="footnote"><text:note-citation>55</text:note-citation><text:note-body><text:p text:style-name="Footnote">Součást nástroje WARCTOOLS, která je určena k migraci archivů. Do jiných programů v rámci WARCTOOLS jsem nemusel zasahovat.</text:p></text:note-body></text:note> a obstará inicializaci a předání instrukcí nástroji JHOVE2, který pak provede všechny operace a vytvoří výstupní soubor s informacemi o analýze obsahu arc archivu.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mnou implementovaná třída umožňuje, aby mohl zpracovat libovolné množství souborů najednou, a vrátit pro ně souhrnný soubor s informace o analýze.</text:span></text:p>
      <text:p text:style-name="P2">Ukázku této třídy je možno najít v příloze AK. </text:p>
      <text:h text:style-name="P15" text:outline-level="3">4.6.2 Úprava <text:bookmark-start text:name="__DdeLink__1633_1653336233"/><text:bookmark-start text:name="__DdeLink__2073_1653336233"/>WARCTOOLS. / hanzo<text:bookmark-end text:name="__DdeLink__1633_1653336233"/><text:bookmark-end text:name="__DdeLink__2073_1653336233"/></text:h>
      <text:p text:style-name="Text_20_body"><text:span text:style-name="T1">Při úpravě nástroje WARCTOOLS stačilo upravit pouze program </text:span><text:span text:style-name="T6">arc2warc.py</text:span><text:span text:style-name="T9">, který je implementovám v programovacím jazyce Python. Bylo nutné provést takové změny, aby bylo </text:span><text:soft-page-break/><text:span text:style-name="T9">možno přímo při běhu programu spustit aplikaci v programovacím Java.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54" text:note-class="footnote"><text:note-citation>56</text:note-citation><text:note-body><text:p text:style-name="Footnote">Typický archiv je má velikost 100 MB a obsahuje stovky až tisíce souborů.</text:p></text:note-body></text:note></text:span><text:span text:style-name="T9">.</text:span></text:p>
      <text:p text:style-name="Text_20_body"><text:span text:style-name="T9">Pro účely spouštění Java aplikace v rámci rámci skriptu v jazyce Python bylo třeba vybrat vhodný nástroj. Vybíral jsem mezi nástroji Jpype a Jython</text:span><text:span text:style-name="T9"><text:note text:id="ftn55" text:note-class="footnote"><text:note-citation>57</text:note-citation><text:note-body><text:p text:style-name="Footnote">Webové stránky projektu JYTHON dostupné online na adrese http://www.jython.org/</text:p></text:note-body></text:note></text:span><text:span text:style-name="T9">. Nástroj Jpype umožňuje spuštění Java Virtual Machine uvnitř skriptu jazyka Python, oproti tomu nástroj Jython spustí Java Virtual Machine ještě před samotným vykonáváním skriptu. Nakonec jsem zvolil nástroj Jpype, který mi přišel vhodnější. Hlavně protože v době volby nástroje jsem se domníval, že budu potřebovat spouštět Java Virtual Machine vícekrát během průběhu skriptu.</text:span></text:p>
      <text:p text:style-name="Text_20_body"><text:span text:style-name="T9">Původní program převádí arc archiv tak, že předělá metadata uvnitř archivu a jeho obsah – soubory v něm obsažené – pouze jako stream převede do nového warc archivu. </text:span><text:span text:style-name="T1">Můj výsledný upravený program pracuje tak, že během převodu archivu provede pomocí regulárního výrazu filtrování jednotlivých souborů uvnitř archivu. Ty uloží do dočasného adresáře. Potom, co je warc archiv vytvořený, spustí se JHOVE2, který provede analýzu všech souborů v archivu. Nakonec jsou soubory z dočasného adresáře odstraněny. </text:span></text:p>
      <text:p text:style-name="P2">Jako výstup z migrace, je kromě nového warc archivu i soubor ve formátu XML vytvořený programem JHOVE2, který obsahuje souhrn analýzy souborů.</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7" text:outline-level="2">4.7 Výstupy z analýzy obsahu převáděných archivů</text:h>
      <text:p text:style-name="Text_20_body">Na to ještě čekám než to postahuju a zkusím.</text:p>
      <text:h text:style-name="P16" text:outline-level="1">5 Závěr</text:h>
      <text:p text:style-name="Text_20_body">Napiš, že výstupy použiješ jako zprávu pro Národní knihov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margin-left="7mm" fo:margin-right="0mm" fo:line-height="150%" fo:text-align="start" style:justify-single-word="false" fo:text-indent="-7mm" style:auto-text-indent="false" style:page-number="auto">
        <style:tab-stops/>
      </style:paragraph-properties>
      <style:text-properties fo:font-size="10pt"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0</text:page-number> –</text:p>
      </style:footer>
    </style:master-page>
    <style:master-page style:name="HTML"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8T00:12:49</dc:date>
    <dc:creator>Martin Prokop</dc:creator>
    <meta:editing-duration>P5DT5H40M34S</meta:editing-duration>
    <meta:editing-cycles>2637</meta:editing-cycles>
    <meta:document-statistic meta:table-count="1" meta:image-count="0" meta:object-count="0" meta:page-count="40" meta:paragraph-count="454" meta:word-count="9873" meta:character-count="68259" meta:non-whitespace-character-count="58985"/>
  </office:meta>
</office:document-meta>
</file>